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ffff" draw:textarea-vertical-align="top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fill-color="#ffff99" draw:textarea-horizontal-align="justify" draw:textarea-vertical-align="top" draw:auto-grow-height="false" fo:min-height="0cm" fo:min-width="0cm" fo:padding-top="0.135cm" fo:padding-bottom="0.135cm" fo:padding-left="0.26cm" fo:padding-right="0.26cm"/>
    </style:style>
    <style:style style:name="gr3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gradient" draw:fill-color="#cfe7f5" draw:fill-gradient-name="Gradient_20_7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>
      <style:graphic-properties svg:stroke-width="0.02cm" draw:marker-start-width="0.23cm" draw:marker-end-width="0.23cm" draw:fill="gradient" draw:fill-gradient-name="Gradiant_20_Orange_20_bleu" draw:textarea-vertical-align="top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-width="0.23cm" draw:marker-end-width="0.23cm" draw:fill="gradient" draw:fill-gradient-name="Gradiant_20_Orange_20_bleu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23cm" draw:marker-end-width="0.23cm" draw:fill="solid" draw:fill-color="#ffcc00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draw:marker-start-width="0.23cm" draw:marker-end-width="0.23cm" draw:textarea-vertical-align="top" fo:padding-top="0.135cm" fo:padding-bottom="0.135cm" fo:padding-left="0.26cm" fo:padding-right="0.26cm"/>
    </style:style>
    <style:style style:name="gr8" style:family="graphic" style:parent-style-name="standard">
      <style:graphic-properties svg:stroke-width="0.02cm" draw:marker-start-width="0.23cm" draw:marker-end-width="0.23cm" draw:fill="solid" draw:fill-color="#ffd320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draw:marker-start-width="0.23cm" draw:marker-end-width="0.23cm" draw:fill="gradient" draw:fill-color="#ffffff" draw:fill-gradient-name="Gradient_20_7" draw:textarea-vertical-align="top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23cm" draw:marker-end-width="0.23cm" draw:fill="solid" draw:fill-color="#cfe7f5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23cm" draw:marker-end-width="0.23cm" draw:fill="gradient" draw:fill-color="#cfe7f5" draw:fill-gradient-name="Gradient_20_7" draw:textarea-vertical-align="top" fo:padding-top="0.135cm" fo:padding-bottom="0.135cm" fo:padding-left="0.26cm" fo:padding-right="0.26cm"/>
    </style:style>
    <style:style style:name="gr12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gradient" draw:fill-color="#cfe7f5" draw:fill-gradient-name="Gradient_20_7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gradient" draw:fill-color="#cfe7f5" draw:fill-gradient-name="Gradient_20_7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gradient" draw:fill-color="#cfe7f5" draw:fill-gradient-name="Gradient_20_7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gradient" draw:fill-color="#cfe7f5" draw:fill-gradient-name="Gradient_20_7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gradient" draw:fill-color="#cfe7f5" draw:fill-gradient-name="Gradient_20_7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17" style:family="graphic" style:parent-style-name="standard">
      <style:graphic-properties svg:stroke-width="0.02cm" svg:stroke-color="#808080" draw:marker-start-width="0.23cm" draw:marker-end-width="0.23cm" draw:fill-color="#ffcc00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0000ff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svg:stroke-width="0.02cm" svg:stroke-color="#ff6600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svg:stroke-color="#808080" draw:marker-start-width="0.23cm" draw:marker-end-width="0.23cm" draw:fill="gradient" draw:fill-color="#ffcc00" draw:fill-gradient-name="Gradiant_20_Orange_20_bleu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width="0.02cm" draw:marker-start-width="0.23cm" draw:marker-end-width="0.23cm" draw:fill-color="#ff8080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draw:stroke="dash" draw:stroke-dash="Ultrafine_20_2_20_Dots_20_3_20_Dashes" svg:stroke-width="0.02cm" svg:stroke-color="#7e0021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svg:stroke-width="0.02cm" svg:stroke-color="#808080" draw:marker-start-width="0.23cm" draw:marker-end-width="0.23cm" draw:fill-color="#dddddd" draw:textarea-vertical-align="middle" fo:padding-top="0.135cm" fo:padding-bottom="0.135cm" fo:padding-left="0.26cm" fo:padding-right="0.26cm"/>
    </style:style>
    <style:style style:name="gr24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713cm" fo:min-width="5.742cm"/>
    </style:style>
    <style:style style:name="gr26" style:family="graphic" style:parent-style-name="objectwithoutfill">
      <style:graphic-properties draw:stroke="solid"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27" style:family="graphic" style:parent-style-name="standard">
      <style:graphic-properties svg:stroke-width="0.02cm" draw:marker-start-width="0.23cm" draw:marker-end-width="0.23cm" draw:fill="solid" draw:fill-color="#ff8080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7e0021" draw:marker-start-width="0.23cm" draw:marker-end-width="0.23cm" draw:fill="solid" draw:fill-color="#cfe7f5" draw:textarea-vertical-align="top" fo:padding-top="0.135cm" fo:padding-bottom="0.135cm" fo:padding-left="0.26cm" fo:padding-right="0.26cm"/>
    </style:style>
    <style:style style:name="gr29" style:family="graphic" style:parent-style-name="standard">
      <style:graphic-properties svg:stroke-width="0.02cm" draw:marker-start-width="0.23cm" draw:marker-end-width="0.23cm" draw:fill="solid" draw:fill-color="#ffcc00" draw:textarea-vertical-align="top" fo:padding-top="0.135cm" fo:padding-bottom="0.135cm" fo:padding-left="0.26cm" fo:padding-right="0.26cm"/>
    </style:style>
    <style:style style:name="gr30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cfe7f5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cfe7f5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cfe7f5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cfe7f5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cfe7f5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cfe7f5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36" style:family="graphic" style:parent-style-name="objectwithoutfill">
      <style:graphic-properties svg:stroke-width="0.02cm" svg:stroke-color="#7e0021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.02cm" svg:stroke-color="#808080" draw:marker-start-width="0.23cm" draw:marker-end-width="0.23cm" draw:fill="solid" draw:fill-color="#cfe7f5" draw:textarea-vertical-align="middle" fo:padding-top="0.135cm" fo:padding-bottom="0.135cm" fo:padding-left="0.26cm" fo:padding-right="0.26cm"/>
    </style:style>
    <style:style style:name="gr38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cfe7f5" draw:textarea-horizontal-align="justify" draw:textarea-vertical-align="top" fo:padding-top="0.135cm" fo:padding-bottom="0.135cm" fo:padding-left="0.26cm" fo:padding-right="0.26cm" draw:shadow="hidden" draw:shadow-offset-x="0.2cm" draw:shadow-offset-y="0.2cm" draw:shadow-color="#808080"/>
    </style:style>
    <style:style style:name="gr39" style:family="graphic" style:parent-style-name="standard">
      <style:graphic-properties svg:stroke-width="0.02cm" draw:marker-start-width="0.23cm" draw:marker-end-width="0.23cm" draw:fill="solid" draw:fill-color="#cfe7f5" draw:textarea-vertical-align="top" fo:padding-top="0.135cm" fo:padding-bottom="0.135cm" fo:padding-left="0.26cm" fo:padding-right="0.26cm"/>
    </style:style>
    <style:style style:name="gr40" style:family="graphic" style:parent-style-name="objectwithoutfill">
      <style:graphic-properties svg:stroke-width="0.02cm" svg:stroke-color="#3333ff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41" style:family="graphic" style:parent-style-name="standard">
      <style:graphic-properties draw:stroke="dash" draw:stroke-dash="Fine_20_Dashed_20__28_var_29_" svg:stroke-width="0.02cm" svg:stroke-color="#333333" draw:marker-start-width="0.23cm" draw:marker-end-width="0.23cm" draw:textarea-vertical-align="top" fo:padding-top="0.135cm" fo:padding-bottom="0.135cm" fo:padding-left="0.26cm" fo:padding-right="0.26cm"/>
    </style:style>
    <style:style style:name="gr42" style:family="graphic" style:parent-style-name="standard">
      <style:graphic-properties draw:stroke="dash" draw:stroke-dash="Fine_20_Dashed_20__28_var_29_" svg:stroke-width="0.02cm" svg:stroke-color="#808080" draw:marker-start-width="0.23cm" draw:marker-end-width="0.23cm" draw:fill-color="#ffcc00" draw:textarea-vertical-align="middle" fo:padding-top="0.135cm" fo:padding-bottom="0.135cm" fo:padding-left="0.26cm" fo:padding-right="0.26cm"/>
    </style:style>
    <style:style style:name="gr43" style:family="graphic" style:parent-style-name="objectwithoutfill">
      <style:graphic-properties svg:stroke-width="0.02cm" svg:stroke-color="#993366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44" style:family="graphic" style:parent-style-name="objectwithoutfill">
      <style:graphic-properties draw:stroke="solid" draw:stroke-dash="Ultrafine_20_2_20_Dots_20_3_20_Dashes" svg:stroke-width="0.02cm" svg:stroke-color="#7e0021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4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713cm" fo:min-width="8.71cm"/>
    </style:style>
    <style:style style:name="gr46" style:family="graphic" style:parent-style-name="objectwithoutfill">
      <style:graphic-properties draw:stroke="solid" draw:stroke-dash="Ultrafine_20_2_20_Dots_20_3_20_Dashes" svg:stroke-width="0.02cm" svg:stroke-color="#993366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47" style:family="graphic" style:parent-style-name="standard">
      <style:graphic-properties svg:stroke-width="0.02cm" draw:marker-start-width="0.23cm" draw:marker-end-width="0.23cm" draw:fill-color="#7e0021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48" style:family="graphic" style:parent-style-name="standard">
      <style:graphic-properties draw:stroke="dash" draw:stroke-dash="Fine_20_Dashed_20__28_var_29_" svg:stroke-width="0.02cm" draw:marker-start-width="0.23cm" draw:marker-end-width="0.23cm" draw:fill="solid" draw:fill-color="#cfe7f5" draw:textarea-vertical-align="top" fo:padding-top="0.135cm" fo:padding-bottom="0.135cm" fo:padding-left="0.26cm" fo:padding-right="0.26cm"/>
    </style:style>
    <style:style style:name="gr49" style:family="graphic" style:parent-style-name="objectwithoutfill">
      <style:graphic-properties draw:stroke="dash" draw:stroke-dash="Fine_20_Dashed_20__28_var_29_" svg:stroke-width="0.02cm" svg:stroke-color="#7e0021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50" style:family="graphic" style:parent-style-name="objectwithoutfill">
      <style:graphic-properties draw:stroke="dash" draw:stroke-dash="Fine_20_Dashed_20__28_var_29_" svg:stroke-width="0.02cm" svg:stroke-color="#ff6600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5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713cm" fo:min-width="2.462cm"/>
    </style:style>
    <style:style style:name="gr52" style:family="graphic" style:parent-style-name="standard">
      <style:graphic-properties svg:stroke-width="0.02cm" draw:marker-start-width="0.23cm" draw:marker-end-width="0.23cm" draw:fill="solid" draw:fill-color="#ffcc00" draw:textarea-vertical-align="middle" fo:padding-top="0.135cm" fo:padding-bottom="0.135cm" fo:padding-left="0.26cm" fo:padding-right="0.26cm"/>
    </style:style>
    <style:style style:name="gr5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56cm" fo:min-width="3.647cm"/>
    </style:style>
    <style:style style:name="gr54" style:family="graphic" style:parent-style-name="standard">
      <style:graphic-properties svg:stroke-width="0.02cm" draw:marker-start-width="0.23cm" draw:marker-end-width="0.23cm" draw:fill="gradient" draw:fill-gradient-name="Gradiant_20_Orange_20_bleu" draw:textarea-vertical-align="middle" fo:padding-top="0.135cm" fo:padding-bottom="0.135cm" fo:padding-left="0.26cm" fo:padding-right="0.26cm"/>
    </style:style>
    <style:style style:name="gr5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56cm" fo:min-width="5.256cm"/>
    </style:style>
    <style:style style:name="gr56" style:family="graphic" style:parent-style-name="standard">
      <style:graphic-properties svg:stroke-width="0.02cm" draw:marker-start-width="0.23cm" draw:marker-end-width="0.23cm" draw:fill="solid" draw:fill-color="#cfe7f5" draw:textarea-vertical-align="middle" fo:padding-top="0.135cm" fo:padding-bottom="0.135cm" fo:padding-left="0.26cm" fo:padding-right="0.26cm"/>
    </style:style>
    <style:style style:name="gr5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56cm" fo:min-width="3.655cm"/>
    </style:style>
    <style:style style:name="gr5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56cm" fo:min-width="5.543cm"/>
    </style:style>
    <style:style style:name="gr5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56cm" fo:min-width="5.552cm"/>
    </style:style>
    <style:style style:name="gr6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56cm" fo:min-width="13.31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10pt" style:font-size-asian="12pt" style:font-size-complex="12pt"/>
    </style:style>
    <style:style style:name="P8" style:family="paragraph">
      <style:paragraph-properties fo:text-align="center"/>
      <style:text-properties fo:font-size="10pt" fo:font-style="italic" style:font-size-asian="12pt" style:font-size-complex="12pt"/>
    </style:style>
    <style:style style:name="P9" style:family="paragraph">
      <style:paragraph-properties fo:text-align="center"/>
      <style:text-properties fo:font-style="italic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7e0021" fo:font-size="10pt" style:font-size-asian="12pt" style:font-size-complex="12pt"/>
    </style:style>
    <style:style style:name="T5" style:family="text">
      <style:text-properties fo:color="#7e0021" fo:font-size="10pt" fo:text-shadow="1pt 1pt" fo:font-weight="bold" style:font-size-asian="12pt" style:font-weight-asian="bold" style:font-size-complex="12pt" style:font-weight-complex="bold"/>
    </style:style>
    <style:style style:name="T6" style:family="text">
      <style:text-properties fo:font-size="10pt" fo:font-style="italic" style:font-size-asian="12pt" style:font-size-complex="12pt"/>
    </style:style>
    <style:style style:name="T7" style:family="text">
      <style:text-properties fo:color="#7e0021" fo:font-size="10pt" fo:font-style="italic" style:font-size-asian="12pt" style:font-size-complex="12pt"/>
    </style:style>
    <style:style style:name="T8" style:family="text">
      <style:text-properties fo:color="#7e0021" fo:font-size="10pt" fo:font-style="italic" fo:text-shadow="1pt 1pt" fo:font-weight="bold" style:font-size-asian="12pt" style:font-weight-asian="bold" style:font-size-complex="12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6.073cm" svg:height="2.673cm" svg:x="1.873cm" svg:y="14.938cm">
          <text:p text:style-name="P1"><text:span text:style-name="T1">external </text:span></text:p>
        </draw:rect>
        <draw:custom-shape draw:style-name="gr2" draw:text-style-name="P4" xml:id="id11" draw:id="id11" draw:layer="layout" svg:width="16.965cm" svg:height="3.2cm" svg:x="6.035cm" svg:y="4.054cm">
          <text:p text:style-name="P3"><text:span text:style-name="T2">Audace</text:span>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2.5cm" svg:height="1.2cm" draw:transform="skewX (0.0141371669411514) translate (10.1cm 10.954cm)">
          <text:p text:style-name="P5"><text:span text:style-name="T3">libcam3.dll </text:span></text:p>
        </draw:rect>
        <draw:rect draw:style-name="gr4" draw:text-style-name="P7" xml:id="id5" draw:id="id5" draw:layer="layout" svg:width="2.4cm" svg:height="2.5cm" svg:x="6.269cm" svg:y="10.354cm">
          <text:p text:style-name="P3"><text:span text:style-name="T1">Libaudela.dll </text:span></text:p>
        </draw:rect>
        <draw:rect draw:style-name="gr5" draw:text-style-name="P7" xml:id="id19" draw:id="id19" draw:layer="layout" svg:width="4.069cm" svg:height="0.6cm" svg:x="2cm" svg:y="2.879cm">
          <text:p text:style-name="P3"><text:span text:style-name="T1">audela.exe</text:span></text:p>
        </draw:rect>
        <draw:rect draw:style-name="gr6" draw:text-style-name="P7" xml:id="id10" draw:id="id10" draw:layer="layout" svg:width="16.289cm" svg:height="2.3cm" svg:x="6.311cm" svg:y="4.754cm">
          <text:p text:style-name="P3"><text:span text:style-name="T1">TCL main thread</text:span></text:p>
          <text:p text:style-name="P3"><text:span text:style-name="T1">aud.tcl</text:span></text:p>
        </draw:rect>
        <draw:rect draw:style-name="gr7" draw:text-style-name="P7" xml:id="id1" draw:id="id1" draw:layer="layout" svg:width="2.369cm" svg:height="0.8cm" svg:x="16.6cm" svg:y="12.854cm">
          <text:p text:style-name="P3"><text:span text:style-name="T1">libtt.dll </text:span></text:p>
        </draw:rect>
        <draw:rect draw:style-name="gr8" draw:text-style-name="P7" xml:id="id9" draw:id="id9" draw:layer="layout" svg:width="3.033cm" svg:height="0.8cm" svg:x="1.9cm" svg:y="5.454cm">
          <text:p text:style-name="P3"><text:span text:style-name="T1">TCL core</text:span></text:p>
        </draw:rect>
        <draw:rect draw:style-name="gr9" draw:text-style-name="P7" xml:id="id7" draw:id="id7" draw:layer="layout" svg:width="2.7cm" svg:height="1.3cm" svg:x="19.7cm" svg:y="10.354cm">
          <draw:glue-point draw:id="4" svg:x="-2.037cm" svg:y="5cm"/>
          <text:p text:style-name="P3"><text:span text:style-name="T1">libmc.dll </text:span></text:p>
        </draw:rect>
        <draw:rect draw:style-name="gr4" draw:text-style-name="P7" xml:id="id12" draw:id="id12" draw:layer="layout" svg:width="3.261cm" svg:height="2.544cm" svg:x="2.039cm" svg:y="10.354cm">
          <text:p text:style-name="P3"><text:span text:style-name="T1">LibaudelaTK.dll </text:span></text:p>
        </draw:rect>
        <draw:rect draw:style-name="gr8" draw:text-style-name="P7" xml:id="id16" draw:id="id16" draw:layer="layout" svg:width="3.033cm" svg:height="0.8cm" svg:x="1.9cm" svg:y="6.154cm">
          <text:p text:style-name="P3"><text:span text:style-name="T1">TK core</text:span></text:p>
        </draw:rect>
        <draw:rect draw:style-name="gr10" draw:text-style-name="P7" xml:id="id2" draw:id="id2" draw:layer="layout" svg:width="2.3cm" svg:height="0.6cm" svg:x="15.8cm" svg:y="16.212cm">
          <text:p text:style-name="P3"><text:span text:style-name="T1">cfistio.dll </text:span></text:p>
        </draw:rect>
        <draw:rect draw:style-name="gr10" draw:text-style-name="P7" xml:id="id3" draw:id="id3" draw:layer="layout" svg:width="2.3cm" svg:height="0.6cm" svg:x="18.755cm" svg:y="16.24cm">
          <text:p text:style-name="P3"><text:span text:style-name="T1">libjpeg.dll </text:span></text:p>
        </draw:rect>
        <draw:rect draw:style-name="gr11" draw:text-style-name="P7" draw:layer="layout" svg:width="2.5cm" svg:height="1.2cm" draw:transform="skewX (0.0141371669411514) translate (9.5cm 10.454cm)">
          <text:p text:style-name="P3"><text:span text:style-name="T1">libcam1.dll </text:span></text:p>
        </draw:rect>
        <draw:rect draw:style-name="gr12" draw:text-style-name="P6" draw:layer="layout" svg:width="2.5cm" svg:height="1.2cm" draw:transform="skewX (0.0141371669411514) translate (9.817cm 10.654cm)">
          <text:p text:style-name="P5"><text:span text:style-name="T3">libcam1.dll </text:span></text:p>
        </draw:rect>
        <draw:rect draw:style-name="gr13" draw:text-style-name="P6" xml:id="id6" draw:id="id6" draw:layer="layout" svg:width="2.5cm" svg:height="1.2cm" draw:transform="skewX (0.0141371669411514) translate (9.501cm 10.454cm)">
          <text:p text:style-name="P5"><text:span text:style-name="T3">libcam1.dll</text:span></text:p>
          <text:p text:style-name="P5"><text:span text:style-name="T3">libcam_tcl</text:span></text:p>
          <text:p text:style-name="P5"><text:span text:style-name="T3">licam </text:span></text:p>
        </draw:rect>
        <draw:rect draw:style-name="gr14" draw:text-style-name="P6" draw:layer="layout" svg:width="2.5cm" svg:height="1.2cm" draw:transform="skewX (0.0141371669411514) translate (13.717cm 10.954cm)">
          <text:p text:style-name="P5"><text:span text:style-name="T3">libtel3.dll </text:span></text:p>
        </draw:rect>
        <draw:rect draw:style-name="gr11" draw:text-style-name="P7" draw:layer="layout" svg:width="2.5cm" svg:height="1.2cm" draw:transform="skewX (0.0141371669411514) translate (13.117cm 10.454cm)">
          <text:p text:style-name="P3"><text:span text:style-name="T1">libcam1.dll </text:span></text:p>
        </draw:rect>
        <draw:rect draw:style-name="gr15" draw:text-style-name="P6" draw:layer="layout" svg:width="2.5cm" svg:height="1.2cm" draw:transform="skewX (0.0141371669411514) translate (13.434cm 10.654cm)">
          <text:p text:style-name="P5"><text:span text:style-name="T3">libtel2.dll </text:span></text:p>
        </draw:rect>
        <draw:rect draw:style-name="gr16" draw:text-style-name="P6" xml:id="id8" draw:id="id8" draw:layer="layout" svg:width="2.5cm" svg:height="1.2cm" draw:transform="skewX (0.0141371669411514) translate (13.118cm 10.454cm)">
          <text:p text:style-name="P5"><text:span text:style-name="T3">libtel1.dll</text:span></text:p>
          <text:p text:style-name="P5"><text:span text:style-name="T3">libtel_tcl</text:span></text:p>
          <text:p text:style-name="P5"><text:span text:style-name="T3">libtel </text:span></text:p>
        </draw:rect>
        <draw:rect draw:style-name="gr17" draw:text-style-name="P7" xml:id="id4" draw:id="id4" draw:layer="layout" svg:width="2.069cm" svg:height="0.6cm" svg:x="16.731cm" svg:y="10.354cm">
          <text:p text:style-name="P3"><text:span text:style-name="T1">libtt_tcl.dll</text:span></text:p>
        </draw:rect>
        <draw:connector draw:style-name="gr18" draw:text-style-name="P3" draw:layer="layout" draw:line-skew="-0.533cm" svg:x1="17.784cm" svg:y1="13.654cm" svg:x2="16.95cm" svg:y2="16.212cm" draw:start-shape="id1" draw:start-glue-point="2" draw:end-shape="id2" svg:d="M17784 13654v746h-834v1812">
          <text:p/>
        </draw:connector>
        <draw:connector draw:style-name="gr18" draw:text-style-name="P3" draw:layer="layout" draw:line-skew="-0.533cm" svg:x1="17.784cm" svg:y1="13.654cm" svg:x2="19.905cm" svg:y2="16.24cm" draw:start-shape="id1" draw:start-glue-point="2" draw:end-shape="id3" draw:end-glue-point="0" svg:d="M17784 13654v760h2121v1826">
          <text:p/>
        </draw:connector>
        <draw:connector draw:style-name="gr18" draw:text-style-name="P3" draw:layer="layout" svg:x1="17.765cm" svg:y1="10.954cm" svg:x2="17.784cm" svg:y2="12.854cm" draw:start-shape="id4" draw:start-glue-point="2" draw:end-shape="id1" draw:end-glue-point="0" svg:d="M17765 10954v950h19v950">
          <text:p/>
        </draw:connector>
        <draw:connector draw:style-name="gr19" draw:text-style-name="P3" draw:layer="layout" draw:type="curve" draw:line-skew="0cm 3.409cm -4.674cm" svg:x1="7.469cm" svg:y1="12.854cm" svg:x2="10.751cm" svg:y2="10.454cm" draw:start-shape="id5" draw:start-glue-point="2" draw:end-shape="id6" draw:end-glue-point="0" svg:d="M7469 12854c0 765 1699 510 1699-3587s1583-6739 1583 1187">
          <text:p/>
        </draw:connector>
        <draw:connector draw:style-name="gr19" draw:text-style-name="P3" draw:layer="layout" draw:type="curve" draw:line-skew="0.874cm -2.851cm -4.274cm" svg:x1="10.734cm" svg:y1="11.654cm" svg:x2="21.05cm" svg:y2="10.354cm" draw:start-shape="id6" draw:start-glue-point="2" draw:end-shape="id7" draw:end-glue-point="0" svg:d="M10734 11654c0 2133 2266 1422 2266-2331s8050-6145 8050 1031">
          <text:p/>
        </draw:connector>
        <draw:connector draw:style-name="gr19" draw:text-style-name="P3" draw:layer="layout" draw:type="curve" draw:line-skew="0.674cm -1.159cm -4.274cm" svg:x1="14.351cm" svg:y1="11.654cm" svg:x2="21.05cm" svg:y2="10.354cm" draw:start-shape="id8" draw:start-glue-point="2" draw:end-shape="id7" draw:end-glue-point="0" svg:d="M14351 11654c0 1833 2149 1222 2149-2431s4550-6045 4550 1131">
          <text:p/>
        </draw:connector>
        <draw:connector draw:style-name="gr19" draw:text-style-name="P3" draw:layer="layout" draw:type="curve" draw:line-skew="0cm 6.165cm" svg:x1="21.05cm" svg:y1="11.654cm" svg:x2="3.416cm" svg:y2="5.454cm" draw:start-shape="id7" draw:start-glue-point="2" draw:end-shape="id9" draw:end-glue-point="0" svg:d="M21050 11654c0 765-2568 510-2568-3100s-15066-3865-15066-3100">
          <text:p/>
        </draw:connector>
        <draw:connector draw:style-name="gr19" draw:text-style-name="P3" draw:layer="layout" draw:type="curve" draw:line-skew="0.974cm 2.958cm -4.274cm" svg:x1="10.734cm" svg:y1="11.654cm" svg:x2="7.469cm" svg:y2="10.354cm" draw:start-shape="id6" draw:start-glue-point="2" draw:end-shape="id5" draw:end-glue-point="0" svg:d="M10734 11654c0 4026-2017 2684-2017-1700s-1248-6776-1248 400">
          <text:p/>
        </draw:connector>
        <draw:connector draw:style-name="gr19" draw:text-style-name="P3" draw:layer="layout" draw:type="curve" svg:x1="14.455cm" svg:y1="7.054cm" svg:x2="3.416cm" svg:y2="5.454cm" draw:start-shape="id10" draw:start-glue-point="2" draw:end-shape="id9" draw:end-glue-point="0" svg:d="M14455 7054c0 765-8833 510-8833-800s-2206-1565-2206-800">
          <text:p/>
        </draw:connector>
        <draw:connector draw:style-name="gr19" draw:text-style-name="P3" draw:layer="layout" draw:type="curve" svg:x1="14.517cm" svg:y1="7.254cm" svg:x2="3.669cm" svg:y2="10.354cm" draw:start-shape="id11" draw:start-glue-point="2" draw:end-shape="id12" draw:end-glue-point="0" svg:d="M14517 7254c0 2325-10848 775-10848 3100">
          <text:p/>
        </draw:connector>
        <draw:connector draw:style-name="gr19" draw:text-style-name="P3" draw:layer="layout" draw:type="curve" svg:x1="14.517cm" svg:y1="7.254cm" svg:x2="17.765cm" svg:y2="10.354cm" draw:start-shape="id11" draw:start-glue-point="2" draw:end-shape="id4" draw:end-glue-point="0" svg:d="M14517 7254c0 2325 3248 775 3248 3100">
          <text:p/>
        </draw:connector>
        <draw:connector draw:style-name="gr19" draw:text-style-name="P3" draw:layer="layout" draw:type="curve" svg:x1="14.517cm" svg:y1="7.254cm" svg:x2="14.368cm" svg:y2="10.454cm" draw:start-shape="id11" draw:start-glue-point="2" draw:end-shape="id8" draw:end-glue-point="0" svg:d="M14517 7254c0 2400-149 800-149 3200">
          <text:p/>
        </draw:connector>
        <draw:connector draw:style-name="gr19" draw:text-style-name="P3" draw:layer="layout" draw:type="curve" draw:line-skew="0cm 0cm -3.774cm" svg:x1="10.734cm" svg:y1="11.654cm" svg:x2="14.368cm" svg:y2="10.454cm" draw:start-shape="id6" draw:start-glue-point="2" draw:end-shape="id8" draw:end-glue-point="0" svg:d="M10734 11654c0 822 1817 548 1817-2468s1817-5158 1817 1268">
          <text:p/>
        </draw:connector>
        <draw:rect draw:style-name="gr20" draw:text-style-name="P7" xml:id="id13" draw:id="id13" draw:layer="layout" svg:width="2.069cm" svg:height="1cm" svg:x="6.4cm" svg:y="11.654cm">
          <text:p text:style-name="P3"><text:span text:style-name="T1">buffer_tcl</text:span></text:p>
          <text:p text:style-name="P3"><text:span text:style-name="T1">buffer</text:span></text:p>
        </draw:rect>
        <draw:connector draw:style-name="gr19" draw:text-style-name="P3" draw:layer="layout" draw:type="curve" draw:line-skew="0cm -1.551cm -4.774cm" svg:x1="7.469cm" svg:y1="12.854cm" svg:x2="14.368cm" svg:y2="10.454cm" draw:start-shape="id5" draw:start-glue-point="2" draw:end-shape="id8" draw:end-glue-point="0" svg:d="M7469 12854c0 765 1865 510 1865-3587s5034-6739 5034 1187">
          <text:p/>
        </draw:connector>
        <draw:connector draw:style-name="gr19" draw:text-style-name="P3" draw:layer="layout" draw:type="curve" draw:line-skew="0cm -2.966cm -4.274cm" svg:x1="7.434cm" svg:y1="12.654cm" svg:x2="17.765cm" svg:y2="10.354cm" draw:start-shape="id13" draw:start-glue-point="2" draw:end-shape="id4" draw:end-glue-point="0" svg:d="M7434 12654c0 765 2200 510 2200-3287s8131-6189 8131 987">
          <text:p/>
        </draw:connector>
        <draw:connector draw:style-name="gr19" draw:text-style-name="P3" draw:layer="layout" draw:type="curve" draw:line-skew="0cm -4.35cm -4.774cm" svg:x1="7.469cm" svg:y1="12.854cm" svg:x2="21.05cm" svg:y2="10.354cm" draw:start-shape="id5" draw:start-glue-point="2" draw:end-shape="id7" draw:end-glue-point="0" svg:d="M7469 12854c0 765 2366 510 2366-3637s11215-6789 11215 1137">
          <text:p/>
        </draw:connector>
        <draw:connector draw:style-name="gr19" draw:text-style-name="P3" draw:layer="layout" draw:type="curve" draw:line-skew="0cm -3.24cm -3.738cm" svg:x1="7.434cm" svg:y1="12.654cm" svg:x2="17.765cm" svg:y2="10.354cm" draw:start-shape="id13" draw:start-glue-point="2" draw:end-shape="id4" draw:end-glue-point="0" svg:d="M7434 12654c0 765 1926 510 1926-3019s8405-5653 8405 719">
          <text:p/>
        </draw:connector>
        <draw:rect draw:style-name="gr21" draw:text-style-name="P7" xml:id="id14" draw:id="id14" draw:layer="layout" svg:width="4.069cm" svg:height="0.6cm" svg:x="23.531cm" svg:y="3.254cm">
          <text:p text:style-name="P3"><text:span text:style-name="T1">Pyhton.exe</text:span></text:p>
        </draw:rect>
        <draw:connector draw:style-name="gr22" draw:text-style-name="P3" draw:layer="layout" draw:type="curve" draw:line-skew="3.025cm" svg:x1="25.565cm" svg:y1="3.854cm" svg:x2="17.784cm" svg:y2="12.854cm" draw:start-shape="id14" draw:start-glue-point="2" draw:end-shape="id1" svg:d="M25565 3854c0 11287-7781 6788-7781 9000">
          <text:p/>
        </draw:connector>
        <draw:connector draw:style-name="gr19" draw:text-style-name="P3" draw:layer="layout" draw:type="curve" svg:x1="14.517cm" svg:y1="7.254cm" svg:x2="7.469cm" svg:y2="10.354cm" draw:start-shape="id11" draw:start-glue-point="2" draw:end-shape="id5" draw:end-glue-point="0" svg:d="M14517 7254c0 2325-7048 775-7048 3100">
          <text:p/>
        </draw:connector>
        <draw:rect draw:style-name="gr20" draw:text-style-name="P7" xml:id="id15" draw:id="id15" draw:layer="layout" svg:width="2.069cm" svg:height="1.725cm" svg:x="2.586cm" svg:y="11.036cm">
          <text:p text:style-name="P3"><text:span text:style-name="T1">visu_tcl</text:span></text:p>
          <text:p text:style-name="P3"><text:span text:style-name="T1"/></text:p>
          <text:p text:style-name="P3"><text:span text:style-name="T1">visu</text:span></text:p>
        </draw:rect>
        <draw:connector draw:style-name="gr19" draw:text-style-name="P3" draw:layer="layout" draw:type="curve" draw:line-skew="0.497cm -0.211cm" svg:x1="3.62cm" svg:y1="12.761cm" svg:x2="1.9cm" svg:y2="6.554cm" draw:start-shape="id15" draw:start-glue-point="2" draw:end-shape="id16" draw:end-glue-point="3" svg:d="M3620 12761c0 1510-1221 1259-1921-670s-880-5537 201-5537">
          <text:p/>
        </draw:connector>
        <draw:rect draw:style-name="gr6" draw:text-style-name="P7" xml:id="id17" draw:id="id17" draw:layer="layout" svg:width="2.362cm" svg:height="1.095cm" svg:x="2.543cm" svg:y="15.854cm">
          <text:p text:style-name="P3"><text:span text:style-name="T1">Blt.dll</text:span></text:p>
        </draw:rect>
        <draw:connector draw:style-name="gr19" draw:text-style-name="P3" draw:layer="layout" draw:type="curve" svg:x1="3.62cm" svg:y1="12.761cm" svg:x2="3.724cm" svg:y2="15.854cm" draw:start-shape="id15" draw:start-glue-point="2" draw:end-shape="id17" draw:end-glue-point="0" svg:d="M3620 12761c0 2320 104 774 104 3093">
          <text:p/>
        </draw:connector>
        <draw:ellipse draw:style-name="gr23" draw:text-style-name="P3" xml:id="id18" draw:id="id18" draw:layer="layout" svg:width="3.39cm" svg:height="0.992cm" svg:x="12.844cm" svg:y="1.544cm">
          <text:p text:style-name="P3">User</text:p>
        </draw:ellipse>
        <draw:connector draw:style-name="gr24" draw:text-style-name="P3" draw:layer="layout" draw:type="curve" svg:x1="14.539cm" svg:y1="2.536cm" svg:x2="14.517cm" svg:y2="4.054cm" draw:start-shape="id18" draw:start-glue-point="2" draw:end-shape="id11" draw:end-glue-point="0" svg:d="M14539 2536c0 1138-22 380-22 1518">
          <text:p/>
        </draw:connector>
        <draw:connector draw:style-name="gr24" draw:text-style-name="P3" draw:layer="layout" draw:type="curve" svg:x1="16.234cm" svg:y1="2.04cm" svg:x2="25.565cm" svg:y2="3.254cm" draw:start-shape="id18" draw:start-glue-point="1" draw:end-shape="id14" draw:end-glue-point="0" svg:d="M16234 2040c6221 0 9331 404 9331 1214">
          <text:p/>
        </draw:connector>
        <draw:connector draw:style-name="gr19" draw:text-style-name="P3" draw:layer="layout" draw:type="curve" draw:line-skew="-0.237cm 6.713cm 0.936cm" svg:x1="4.034cm" svg:y1="3.479cm" svg:x2="14.517cm" svg:y2="4.054cm" draw:start-shape="id19" draw:start-glue-point="2" draw:end-shape="id11" draw:end-glue-point="0" svg:d="M4034 3479c0 409 4169 274 4169 50 0-223 6314-598 6314 525">
          <text:p/>
        </draw:connector>
        <draw:rect draw:style-name="gr6" draw:text-style-name="P7" xml:id="id20" draw:id="id20" draw:layer="layout" svg:width="2.362cm" svg:height="1.095cm" svg:x="5.382cm" svg:y="15.8cm">
          <text:p text:style-name="P3"><text:span text:style-name="T1">tkimg.dll</text:span></text:p>
        </draw:rect>
        <draw:connector draw:style-name="gr19" draw:text-style-name="P3" draw:layer="layout" draw:type="curve" svg:x1="3.671cm" svg:y1="12.761cm" svg:x2="6.563cm" svg:y2="15.8cm" draw:end-shape="id20" draw:end-glue-point="0" svg:d="M3671 12761c0 1897 2892 378 2892 3039">
          <text:p/>
        </draw:connector>
        <draw:rect draw:style-name="gr6" draw:text-style-name="P7" xml:id="id21" draw:id="id21" draw:layer="layout" svg:width="2.362cm" svg:height="1.095cm" svg:x="8.028cm" svg:y="15.857cm">
          <text:p text:style-name="P3"><text:span text:style-name="T1">FitsTcl</text:span></text:p>
        </draw:rect>
        <draw:connector draw:style-name="gr19" draw:text-style-name="P3" draw:layer="layout" draw:type="curve" draw:line-skew="1.174cm" svg:x1="14.517cm" svg:y1="7.254cm" svg:x2="9.209cm" svg:y2="15.857cm" draw:start-shape="id11" draw:start-glue-point="2" draw:end-shape="id21" draw:end-glue-point="0" svg:d="M14517 7254c0 8214-5308 3913-5308 8603">
          <text:p/>
        </draw:connector>
        <draw:connector draw:style-name="gr19" draw:text-style-name="P3" draw:layer="layout" draw:type="curve" draw:line-skew="0cm 0cm -5.129cm" svg:x1="3.669cm" svg:y1="12.898cm" svg:x2="7.434cm" svg:y2="11.654cm" draw:start-shape="id12" draw:start-glue-point="2" draw:end-shape="id13" draw:end-glue-point="0" svg:d="M3669 12898c0 765 2181 511 2181-3186 0-3696 1584-6516 1584 1942">
          <text:p/>
        </draw:connector>
        <draw:connector draw:style-name="gr19" draw:text-style-name="P3" draw:layer="layout" draw:type="curve" svg:x1="14.517cm" svg:y1="7.254cm" svg:x2="4.933cm" svg:y2="6.554cm" draw:start-shape="id11" draw:start-glue-point="2" draw:end-shape="id16" draw:end-glue-point="1" svg:d="M14517 7254c0 765-4516 638-6706 272s-2052-972-2878-972">
          <text:p/>
        </draw:connector>
        <draw:frame draw:style-name="gr25" draw:layer="layout" svg:width="6.242cm" svg:height="0.963cm" svg:x="1cm" svg:y="1cm">
          <draw:text-box>
            <text:p>Architecture actuelle</text:p>
          </draw:text-box>
        </draw:frame>
        <draw:connector draw:style-name="gr18" draw:text-style-name="P3" draw:layer="layout" draw:type="curve" draw:line-skew="-0.155cm -0.141cm -0.16cm" svg:x1="9.209cm" svg:y1="16.952cm" svg:x2="16.95cm" svg:y2="16.212cm" draw:start-shape="id21" draw:start-glue-point="2" draw:end-shape="id2" draw:end-glue-point="0" svg:d="M9209 16952c0 532 3745 356 3745-527 0-882 3996-1218 3996-213">
          <text:p/>
        </draw:connector>
        <draw:connector draw:style-name="gr19" draw:text-style-name="P3" draw:layer="layout" draw:type="curve" svg:x1="4.034cm" svg:y1="3.479cm" svg:x2="3.416cm" svg:y2="5.454cm" draw:start-shape="id19" draw:start-glue-point="2" draw:end-shape="id9" draw:end-glue-point="0" svg:d="M4034 3479c0 1482-618 495-618 1975">
          <text:p/>
        </draw:connector>
        <draw:connector draw:style-name="gr19" draw:text-style-name="P3" draw:layer="layout" draw:type="curve" draw:line-skew="0cm 3.759cm" svg:x1="7.469cm" svg:y1="12.854cm" svg:x2="3.416cm" svg:y2="5.454cm" draw:start-shape="id5" draw:start-glue-point="2" draw:end-shape="id9" draw:end-glue-point="0" svg:d="M7469 12854c0 765 1891 510 1891-3700s-5944-4465-5944-3700">
          <text:p/>
        </draw:connector>
        <draw:connector draw:style-name="gr19" draw:text-style-name="P3" draw:layer="layout" draw:type="curve" draw:line-skew="0.999cm 3.812cm" svg:x1="14.351cm" svg:y1="11.654cm" svg:x2="3.416cm" svg:y2="5.454cm" draw:start-shape="id8" draw:start-glue-point="2" draw:end-shape="id9" draw:end-glue-point="0" svg:d="M14351 11654c0 2320-1522 1548-1522-2581 0-4128-9413-4384-9413-3619">
          <text:p/>
        </draw:connector>
        <draw:connector draw:style-name="gr19" draw:text-style-name="P3" draw:layer="layout" draw:type="curve" draw:line-skew="0.5cm 1.726cm" svg:x1="10.734cm" svg:y1="11.654cm" svg:x2="3.416cm" svg:y2="5.454cm" draw:start-shape="id6" draw:start-glue-point="2" draw:end-shape="id9" draw:end-glue-point="0" svg:d="M10734 11654c0 1572-1799 1048-1799-2831s-5519-4134-5519-3369">
          <text:p/>
        </draw:connector>
        <draw:connector draw:style-name="gr24" draw:text-style-name="P3" draw:layer="layout" draw:type="curve" svg:x1="12.844cm" svg:y1="2.04cm" svg:x2="4.034cm" svg:y2="2.879cm" draw:start-shape="id18" draw:start-glue-point="3" draw:end-shape="id19" draw:end-glue-point="0" svg:d="M12844 2040c-5874 0-8810 279-8810 839">
          <text:p/>
        </draw:connector>
        <draw:rect draw:style-name="gr9" draw:text-style-name="P7" xml:id="id22" draw:id="id22" draw:layer="layout" svg:width="2.09cm" svg:height="1.3cm" svg:x="22.92cm" svg:y="10.354cm">
          <draw:glue-point draw:id="4" svg:x="-2.037cm" svg:y="5cm"/>
          <text:p text:style-name="P3"><text:span text:style-name="T1">libjm.dll </text:span></text:p>
        </draw:rect>
        <draw:rect draw:style-name="gr9" draw:text-style-name="P7" xml:id="id23" draw:id="id23" draw:layer="layout" svg:width="2.09cm" svg:height="1.3cm" svg:x="25.541cm" svg:y="10.354cm">
          <draw:glue-point draw:id="4" svg:x="-2.037cm" svg:y="5cm"/>
          <text:p text:style-name="P3"><text:span text:style-name="T1">libeshl.dll </text:span></text:p>
        </draw:rect>
        <draw:connector draw:style-name="gr19" draw:text-style-name="P3" draw:layer="layout" draw:type="curve" svg:x1="14.517cm" svg:y1="7.254cm" svg:x2="23.965cm" svg:y2="10.354cm" draw:start-shape="id11" draw:start-glue-point="2" draw:end-shape="id22" draw:end-glue-point="0" svg:d="M14517 7254c0 2325 9448 775 9448 3100">
          <text:p/>
        </draw:connector>
        <draw:connector draw:style-name="gr19" draw:text-style-name="P3" draw:layer="layout" draw:type="curve" svg:x1="14.532cm" svg:y1="7.254cm" svg:x2="26.586cm" svg:y2="10.354cm" draw:end-shape="id23" draw:end-glue-point="0" svg:d="M14532 7254c0 1942 12054 393 12054 3100">
          <text:p/>
        </draw:connector>
        <draw:rect draw:style-name="gr10" draw:text-style-name="P7" xml:id="id24" draw:id="id24" draw:layer="layout" svg:width="2.362cm" svg:height="1.095cm" svg:x="25.401cm" svg:y="15.608cm">
          <text:p text:style-name="P3"><text:span text:style-name="T1">CCFits.dll</text:span></text:p>
        </draw:rect>
        <draw:connector draw:style-name="gr26" draw:text-style-name="P3" draw:layer="layout" draw:type="curve" svg:x1="26.586cm" svg:y1="11.654cm" svg:x2="26.582cm" svg:y2="15.608cm" draw:start-shape="id23" draw:start-glue-point="2" draw:end-shape="id24" draw:end-glue-point="0" svg:d="M26586 11654c0 2965-4 989-4 3954">
          <text:p/>
        </draw:connector>
        <draw:connector draw:style-name="gr18" draw:text-style-name="P3" draw:layer="layout" draw:type="curve" draw:line-skew="0.326cm -3.281cm" svg:x1="26.582cm" svg:y1="16.703cm" svg:x2="16.95cm" svg:y2="16.212cm" draw:start-shape="id24" draw:start-glue-point="2" draw:end-shape="id2" draw:end-glue-point="0" svg:d="M26582 16703c0 1254-8112 837-8112-82 0-918-1520-1174-1520-409">
          <text:p/>
        </draw:connector>
      </draw:page>
      <draw:page draw:name="page2" draw:style-name="dp1" draw:master-page-name="Standard">
        <draw:rect draw:style-name="gr27" draw:text-style-name="P7" draw:layer="layout" svg:width="4.069cm" svg:height="0.6cm" svg:x="22.588cm" svg:y="3.996cm">
          <text:p text:style-name="P3"><text:span text:style-name="T1">Programme ….</text:span></text:p>
        </draw:rect>
        <draw:rect draw:style-name="gr1" draw:text-style-name="P2" draw:layer="layout" svg:width="26.908cm" svg:height="1.924cm" svg:x="1.447cm" svg:y="17.273cm">
          <text:p text:style-name="P1"><text:span text:style-name="T1">external </text:span></text:p>
        </draw:rect>
        <draw:rect draw:style-name="gr6" draw:text-style-name="P7" xml:id="id47" draw:id="id47" draw:layer="layout" svg:width="2.362cm" svg:height="1.095cm" svg:x="2.419cm" svg:y="17.85cm">
          <text:p text:style-name="P3"><text:span text:style-name="T1">Blt.dll</text:span></text:p>
        </draw:rect>
        <draw:rect draw:style-name="gr28" draw:text-style-name="P7" xml:id="id51" draw:id="id51" draw:layer="layout" svg:width="10.969cm" svg:height="2.1cm" svg:x="5.45cm" svg:y="11.822cm">
          <text:p text:style-name="P3"><text:span text:style-name="T1">Libaudela.dll <text:s/></text:span><text:span text:style-name="T4"><text:s/></text:span><text:span text:style-name="T5">(ABaudela)</text:span></text:p>
        </draw:rect>
        <draw:rect draw:style-name="gr29" draw:text-style-name="P7" xml:id="id56" draw:id="id56" draw:layer="layout" svg:width="10.915cm" svg:height="1.5cm" draw:transform="skewX (-0.0080285145591724) translate (5.522cm 9.349cm)">
          <text:p text:style-name="P3"><text:span text:style-name="T1">Libaudela_ tcl.dll </text:span></text:p>
        </draw:rect>
        <draw:custom-shape draw:style-name="gr2" draw:text-style-name="P4" xml:id="id30" draw:id="id30" draw:layer="layout" svg:width="13.3cm" svg:height="3.2cm" svg:x="6.622cm" svg:y="4.149cm">
          <text:p text:style-name="P3"><text:span text:style-name="T2">Audace</text:span></text:p>
          <draw:enhanced-geometry svg:viewBox="0 0 21600 21600" draw:type="rectangle" draw:enhanced-path="M 0 0 L 21600 0 21600 21600 0 21600 0 0 Z N"/>
        </draw:custom-shape>
        <draw:rect draw:style-name="gr30" draw:text-style-name="P6" draw:layer="layout" svg:width="2.5cm" svg:height="1.2cm" draw:transform="skewX (0.0141371669411514) translate (6.405cm 15.421cm)">
          <text:p text:style-name="P5"><text:span text:style-name="T3">libcam3.dll </text:span></text:p>
        </draw:rect>
        <draw:rect draw:style-name="gr5" draw:text-style-name="P7" xml:id="id38" draw:id="id38" draw:layer="layout" svg:width="4.069cm" svg:height="0.6cm" svg:x="1.477cm" svg:y="2.822cm">
          <text:p text:style-name="P3"><text:span text:style-name="T1">audela.exe</text:span></text:p>
        </draw:rect>
        <draw:rect draw:style-name="gr6" draw:text-style-name="P7" draw:layer="layout" svg:width="12.7cm" svg:height="2.3cm" svg:x="6.822cm" svg:y="4.849cm">
          <text:p text:style-name="P3"><text:span text:style-name="T1">TCL main thread</text:span></text:p>
          <text:p text:style-name="P3"><text:span text:style-name="T1">aud.tcl</text:span></text:p>
        </draw:rect>
        <draw:rect draw:style-name="gr7" draw:text-style-name="P7" xml:id="id27" draw:id="id27" draw:layer="layout" svg:width="2cm" svg:height="1.4cm" svg:x="18.421cm" svg:y="15.477cm">
          <text:p text:style-name="P3"><text:span text:style-name="T1">libtt.dll </text:span></text:p>
          <text:p text:style-name="P3"><text:span text:style-name="T4"><text:s/></text:span><text:span text:style-name="T5">(ABtt)</text:span></text:p>
        </draw:rect>
        <draw:rect draw:style-name="gr8" draw:text-style-name="P7" xml:id="id31" draw:id="id31" draw:layer="layout" svg:width="2.588cm" svg:height="0.783cm" svg:x="1.897cm" svg:y="5.566cm">
          <text:p text:style-name="P3"><text:span text:style-name="T1">TCL core</text:span></text:p>
        </draw:rect>
        <draw:rect draw:style-name="gr4" draw:text-style-name="P7" xml:id="id43" draw:id="id43" draw:layer="layout" svg:width="3.025cm" svg:height="4.516cm" svg:x="1.649cm" svg:y="9.36cm">
          <text:p text:style-name="P3"><text:span text:style-name="T1">LibaudelaTK.dll </text:span></text:p>
        </draw:rect>
        <draw:rect draw:style-name="gr8" draw:text-style-name="P7" xml:id="id48" draw:id="id48" draw:layer="layout" svg:width="2.613cm" svg:height="0.809cm" svg:x="1.872cm" svg:y="6.24cm">
          <text:p text:style-name="P3"><text:span text:style-name="T1">TK core</text:span></text:p>
        </draw:rect>
        <draw:rect draw:style-name="gr10" draw:text-style-name="P7" xml:id="id26" draw:id="id26" draw:layer="layout" svg:width="1.86cm" svg:height="0.6cm" svg:x="20.728cm" svg:y="18.316cm">
          <text:p text:style-name="P3"><text:span text:style-name="T1">cfistio.dll </text:span></text:p>
        </draw:rect>
        <draw:rect draw:style-name="gr10" draw:text-style-name="P7" xml:id="id28" draw:id="id28" draw:layer="layout" svg:width="2.3cm" svg:height="0.6cm" svg:x="18.272cm" svg:y="18.321cm">
          <text:p text:style-name="P3"><text:span text:style-name="T1">libjpeg.dll </text:span></text:p>
        </draw:rect>
        <draw:rect draw:style-name="gr11" draw:text-style-name="P7" draw:layer="layout" svg:width="2.5cm" svg:height="1.2cm" draw:transform="skewX (0.0141371669411514) translate (5.805cm 14.921cm)">
          <text:p text:style-name="P3"><text:span text:style-name="T1">libcam1.dll </text:span></text:p>
        </draw:rect>
        <draw:rect draw:style-name="gr31" draw:text-style-name="P6" draw:layer="layout" svg:width="2.5cm" svg:height="1.2cm" draw:transform="skewX (0.0141371669411514) translate (6.122cm 15.121cm)">
          <text:p text:style-name="P5"><text:span text:style-name="T3">libcam1.dll </text:span></text:p>
        </draw:rect>
        <draw:rect draw:style-name="gr32" draw:text-style-name="P6" xml:id="id36" draw:id="id36" draw:layer="layout" svg:width="2.5cm" svg:height="1.2cm" draw:transform="skewX (0.0141371669411514) translate (5.806cm 14.921cm)">
          <text:p text:style-name="P5"><text:span text:style-name="T3">libcam1.dll </text:span></text:p>
        </draw:rect>
        <draw:rect draw:style-name="gr33" draw:text-style-name="P6" draw:layer="layout" svg:width="2.5cm" svg:height="1.2cm" draw:transform="skewX (0.0141371669411514) translate (10.022cm 15.421cm)">
          <text:p text:style-name="P5"><text:span text:style-name="T3">libtel3.dll </text:span></text:p>
        </draw:rect>
        <draw:rect draw:style-name="gr11" draw:text-style-name="P7" draw:layer="layout" svg:width="2.5cm" svg:height="1.2cm" draw:transform="skewX (0.0141371669411514) translate (9.422cm 14.921cm)">
          <text:p text:style-name="P3"><text:span text:style-name="T1">libcam1.dll </text:span></text:p>
        </draw:rect>
        <draw:rect draw:style-name="gr34" draw:text-style-name="P6" draw:layer="layout" svg:width="2.5cm" svg:height="1.2cm" draw:transform="skewX (0.0141371669411514) translate (9.739cm 15.121cm)">
          <text:p text:style-name="P5"><text:span text:style-name="T3">libtel2.dll </text:span></text:p>
        </draw:rect>
        <draw:rect draw:style-name="gr35" draw:text-style-name="P6" xml:id="id37" draw:id="id37" draw:layer="layout" svg:width="2.5cm" svg:height="1.2cm" draw:transform="skewX (0.0141371669411514) translate (9.423cm 14.921cm)">
          <text:p text:style-name="P5"><text:span text:style-name="T3">libtel1.dll </text:span></text:p>
        </draw:rect>
        <draw:rect draw:style-name="gr17" draw:text-style-name="P7" xml:id="id29" draw:id="id29" draw:layer="layout" svg:width="2.017cm" svg:height="1.5cm" svg:x="18.453cm" svg:y="9.349cm">
          <text:p text:style-name="P3"><text:span text:style-name="T1">libtt_tcl.</text:span></text:p>
        </draw:rect>
        <draw:connector draw:style-name="gr18" draw:text-style-name="P3" draw:layer="layout" svg:x1="21.665cm" svg:y1="16.791cm" svg:x2="21.658cm" svg:y2="18.316cm" draw:start-shape="id25" draw:start-glue-point="2" draw:end-shape="id26" svg:d="M21665 16791v763h-7v762">
          <text:p/>
        </draw:connector>
        <draw:connector draw:style-name="gr18" draw:text-style-name="P3" draw:layer="layout" svg:x1="19.421cm" svg:y1="16.877cm" svg:x2="19.422cm" svg:y2="18.321cm" draw:start-shape="id27" draw:start-glue-point="2" draw:end-shape="id28" draw:end-glue-point="0" svg:d="M19421 16877v722h1v722">
          <text:p/>
        </draw:connector>
        <draw:connector draw:style-name="gr36" draw:text-style-name="P3" draw:layer="layout" svg:x1="19.461cm" svg:y1="10.849cm" svg:x2="19.421cm" svg:y2="15.477cm" draw:start-shape="id29" draw:start-glue-point="2" draw:end-shape="id27" draw:end-glue-point="0" svg:d="M19461 10849v2314h-40v2314">
          <text:p/>
        </draw:connector>
        <draw:connector draw:style-name="gr19" draw:text-style-name="P3" draw:layer="layout" draw:type="curve" draw:line-skew="0cm 0cm -0.347cm" svg:x1="13.272cm" svg:y1="7.349cm" svg:x2="3.191cm" svg:y2="5.566cm" draw:start-shape="id30" draw:start-glue-point="2" draw:end-shape="id31" draw:end-glue-point="0" svg:d="M13272 7349c0 765-7718 510-7718-1065s-2363-2003-2363-718">
          <text:p/>
        </draw:connector>
        <draw:connector draw:style-name="gr19" draw:text-style-name="P3" draw:layer="layout" draw:type="curve" svg:x1="13.272cm" svg:y1="7.349cm" svg:x2="19.461cm" svg:y2="9.349cm" draw:start-shape="id30" draw:start-glue-point="2" draw:end-shape="id29" draw:end-glue-point="0" svg:d="M13272 7349c0 1500 6189 500 6189 2000">
          <text:p/>
        </draw:connector>
        <draw:connector draw:style-name="gr19" draw:text-style-name="P3" draw:layer="layout" draw:type="curve" svg:x1="13.272cm" svg:y1="7.349cm" svg:x2="7.039cm" svg:y2="10.121cm" draw:start-shape="id30" draw:start-glue-point="2" draw:end-shape="id32" draw:end-glue-point="0" svg:d="M13272 7349c0 2079-6233 693-6233 2772">
          <text:p/>
        </draw:connector>
        <draw:rect draw:style-name="gr17" draw:text-style-name="P7" xml:id="id33" draw:id="id33" draw:layer="layout" svg:width="2.069cm" svg:height="0.6cm" svg:x="9.611cm" svg:y="10.046cm">
          <text:p text:style-name="P3"><text:span text:style-name="T1">Libtel_tcl</text:span></text:p>
        </draw:rect>
        <draw:rect draw:style-name="gr17" draw:text-style-name="P7" xml:id="id32" draw:id="id32" draw:layer="layout" svg:width="2.069cm" svg:height="0.6cm" svg:x="6.005cm" svg:y="10.121cm">
          <text:p text:style-name="P3"><text:span text:style-name="T1">Libcam_tcl</text:span></text:p>
        </draw:rect>
        <draw:connector draw:style-name="gr36" draw:text-style-name="P3" draw:layer="layout" svg:x1="10.645cm" svg:y1="10.646cm" svg:x2="10.622cm" svg:y2="12.921cm" draw:start-shape="id33" draw:start-glue-point="2" draw:end-shape="id34" draw:end-glue-point="0" svg:d="M10645 10646v1138h-23v1137">
          <text:p/>
        </draw:connector>
        <draw:connector draw:style-name="gr36" draw:text-style-name="P3" draw:layer="layout" svg:x1="7.039cm" svg:y1="10.721cm" svg:x2="7.06cm" svg:y2="12.883cm" draw:start-shape="id32" draw:start-glue-point="2" draw:end-shape="id35" draw:end-glue-point="0" svg:d="M7039 10721v1081h21v1081">
          <text:p/>
        </draw:connector>
        <draw:rect draw:style-name="gr37" draw:text-style-name="P7" xml:id="id35" draw:id="id35" draw:layer="layout" svg:width="2.069cm" svg:height="0.6cm" svg:x="6.026cm" svg:y="12.883cm">
          <text:p text:style-name="P3"><text:span text:style-name="T1">Libcam</text:span></text:p>
        </draw:rect>
        <draw:rect draw:style-name="gr37" draw:text-style-name="P7" xml:id="id34" draw:id="id34" draw:layer="layout" svg:width="2.2cm" svg:height="0.6cm" svg:x="9.522cm" svg:y="12.921cm">
          <text:p text:style-name="P3"><text:span text:style-name="T1">Libtel</text:span></text:p>
        </draw:rect>
        <draw:connector draw:style-name="gr18" draw:text-style-name="P3" draw:layer="layout" svg:x1="7.06cm" svg:y1="13.483cm" svg:x2="7.056cm" svg:y2="14.921cm" draw:start-shape="id35" draw:start-glue-point="2" draw:end-shape="id36" svg:d="M7060 13483v719h-4v719">
          <text:p/>
        </draw:connector>
        <draw:connector draw:style-name="gr18" draw:text-style-name="P3" draw:layer="layout" svg:x1="10.622cm" svg:y1="13.521cm" svg:x2="10.673cm" svg:y2="14.921cm" draw:start-shape="id34" draw:start-glue-point="2" draw:end-shape="id37" draw:end-glue-point="0" svg:d="M10622 13521v700h51v700">
          <text:p/>
        </draw:connector>
        <draw:rect draw:style-name="gr38" draw:text-style-name="P6" draw:layer="layout" svg:width="2.5cm" svg:height="1.2cm" draw:transform="skewX (0.0141371669411514) translate (5.807cm 14.921cm)">
          <text:p text:style-name="P5"><text:span text:style-name="T3">libcam1.dll </text:span></text:p>
        </draw:rect>
        <draw:rect draw:style-name="gr39" draw:text-style-name="P7" xml:id="id40" draw:id="id40" draw:layer="layout" svg:width="1.686cm" svg:height="1.3cm" svg:x="22.918cm" svg:y="15.419cm">
          <draw:glue-point draw:id="4" svg:x="-2.037cm" svg:y="5cm"/>
          <text:p text:style-name="P3"><text:span text:style-name="T1">libmc.dll</text:span></text:p>
          <text:p text:style-name="P3"><text:span text:style-name="T4"><text:s/></text:span><text:span text:style-name="T5">(ABmc)</text:span><text:span text:style-name="T1"> </text:span></text:p>
        </draw:rect>
        <draw:rect draw:style-name="gr20" draw:text-style-name="P7" draw:layer="layout" svg:width="2.069cm" svg:height="1.725cm" svg:x="2.162cm" svg:y="10.464cm">
          <text:p text:style-name="P3"><text:span text:style-name="T1">visu_tcl</text:span></text:p>
          <text:p text:style-name="P3"><text:span text:style-name="T1"/></text:p>
          <text:p text:style-name="P3"><text:span text:style-name="T1">visu</text:span></text:p>
        </draw:rect>
        <draw:connector draw:style-name="gr19" draw:text-style-name="P3" draw:layer="layout" draw:type="curve" svg:x1="3.511cm" svg:y1="3.422cm" svg:x2="13.272cm" svg:y2="4.149cm" draw:start-shape="id38" draw:start-glue-point="2" draw:end-shape="id30" draw:end-glue-point="0" svg:d="M3511 3422c0 765 2573 511 2573 364 0-146 7188-402 7188 363">
          <text:p/>
        </draw:connector>
        <draw:connector draw:style-name="gr19" draw:text-style-name="P3" draw:layer="layout" draw:type="curve" svg:x1="3.511cm" svg:y1="3.422cm" svg:x2="3.191cm" svg:y2="5.566cm" draw:start-shape="id38" draw:start-glue-point="2" draw:end-shape="id31" draw:end-glue-point="0" svg:d="M3511 3422c0 1608-320 536-320 2144">
          <text:p/>
        </draw:connector>
        <draw:rect draw:style-name="gr17" draw:text-style-name="P7" xml:id="id39" draw:id="id39" draw:layer="layout" svg:width="1.812cm" svg:height="1.5cm" svg:x="22.824cm" svg:y="9.391cm">
          <text:p text:style-name="P3"><text:span text:style-name="T1">libmc_tcl</text:span></text:p>
        </draw:rect>
        <draw:connector draw:style-name="gr19" draw:text-style-name="P3" draw:layer="layout" draw:type="curve" draw:line-skew="-0.333cm" svg:x1="13.272cm" svg:y1="7.349cm" svg:x2="23.73cm" svg:y2="9.391cm" draw:start-shape="id30" draw:start-glue-point="2" draw:end-shape="id39" draw:end-glue-point="0" svg:d="M13272 7349c0 1032 10458 11 10458 2042">
          <text:p/>
        </draw:connector>
        <draw:connector draw:style-name="gr36" draw:text-style-name="P3" draw:layer="layout" svg:x1="23.73cm" svg:y1="10.891cm" svg:x2="23.761cm" svg:y2="15.419cm" draw:start-shape="id39" draw:start-glue-point="2" draw:end-shape="id40" draw:end-glue-point="0" svg:d="M23730 10891v2264h31v2264">
          <text:p/>
        </draw:connector>
        <draw:rect draw:style-name="gr17" draw:text-style-name="P7" xml:id="id41" draw:id="id41" draw:layer="layout" svg:width="2.069cm" svg:height="0.599cm" svg:x="13.507cm" svg:y="10.009cm">
          <text:p text:style-name="P3"><text:span text:style-name="T1">Libbuffer_tcl</text:span></text:p>
        </draw:rect>
        <draw:connector draw:style-name="gr36" draw:text-style-name="P3" draw:layer="layout" svg:x1="14.541cm" svg:y1="10.608cm" svg:x2="14.547cm" svg:y2="12.88cm" draw:start-shape="id41" draw:start-glue-point="2" draw:end-shape="id42" draw:end-glue-point="0" svg:d="M14541 10608v1136h6v1136">
          <text:p/>
        </draw:connector>
        <draw:rect draw:style-name="gr37" draw:text-style-name="P7" xml:id="id42" draw:id="id42" draw:layer="layout" svg:width="2.069cm" svg:height="0.689cm" svg:x="13.513cm" svg:y="12.88cm">
          <text:p text:style-name="P3"><text:span text:style-name="T1">Libbuffer</text:span></text:p>
        </draw:rect>
        <draw:connector draw:style-name="gr19" draw:text-style-name="P3" draw:layer="layout" draw:type="curve" svg:x1="13.272cm" svg:y1="7.349cm" svg:x2="3.161cm" svg:y2="9.36cm" draw:start-shape="id30" draw:end-shape="id43" draw:end-glue-point="0" svg:d="M13272 7349c0 1509-10111 504-10111 2011">
          <text:p/>
        </draw:connector>
        <draw:connector draw:style-name="gr19" draw:text-style-name="P3" draw:layer="layout" draw:type="curve" svg:x1="13.272cm" svg:y1="7.349cm" svg:x2="10.645cm" svg:y2="10.046cm" draw:start-shape="id30" draw:start-glue-point="2" draw:end-shape="id33" draw:end-glue-point="0" svg:d="M13272 7349c0 2023-2627 675-2627 2697">
          <text:p/>
        </draw:connector>
        <draw:connector draw:style-name="gr40" draw:text-style-name="P3" draw:layer="layout" draw:type="curve" draw:line-skew="0.174cm 1.816cm" svg:x1="7.06cm" svg:y1="13.483cm" svg:x2="14.547cm" svg:y2="12.88cm" draw:start-shape="id35" draw:start-glue-point="2" draw:end-shape="id42" draw:end-glue-point="0" svg:d="M7060 13483c0 1026 5560 685 5560-214 0-898 1927-1154 1927-389">
          <text:p/>
        </draw:connector>
        <draw:connector draw:style-name="gr40" draw:text-style-name="P3" draw:layer="layout" draw:type="curve" draw:line-skew="0.274cm" svg:x1="7.06cm" svg:y1="13.483cm" svg:x2="10.622cm" svg:y2="12.921cm" draw:start-shape="id35" draw:start-glue-point="2" draw:end-shape="id34" draw:end-glue-point="0" svg:d="M7060 13483c0 1176 1749 784 1749-144s1813-1183 1813-418">
          <text:p/>
        </draw:connector>
        <draw:connector draw:style-name="gr36" draw:text-style-name="P3" draw:layer="layout" draw:type="curve" draw:line-skew="-1.084cm" svg:x1="14.541cm" svg:y1="10.608cm" svg:x2="19.421cm" svg:y2="15.477cm" draw:start-shape="id41" draw:start-glue-point="2" draw:end-shape="id27" draw:end-glue-point="0" svg:d="M14541 10608c0 2026 4880-408 4880 4869">
          <text:p/>
        </draw:connector>
        <draw:connector draw:style-name="gr36" draw:text-style-name="P3" draw:layer="layout" draw:type="curve" draw:line-skew="0.151cm" svg:x1="7.06cm" svg:y1="13.483cm" svg:x2="23.761cm" svg:y2="15.419cm" draw:start-shape="id35" draw:end-shape="id40" draw:end-glue-point="0" svg:d="M7060 13483c0 1678 16701 711 16701 1936">
          <text:p/>
        </draw:connector>
        <draw:connector draw:style-name="gr19" draw:text-style-name="P3" draw:layer="layout" draw:type="curve" svg:x1="13.272cm" svg:y1="7.349cm" svg:x2="14.541cm" svg:y2="10.009cm" draw:start-shape="id30" draw:start-glue-point="2" draw:end-shape="id41" draw:end-glue-point="0" svg:d="M13272 7349c0 1995 1269 665 1269 2660">
          <text:p/>
        </draw:connector>
        <draw:ellipse draw:style-name="gr23" draw:text-style-name="P3" xml:id="id44" draw:id="id44" draw:layer="layout" svg:width="3.39cm" svg:height="0.992cm" svg:x="11.583cm" svg:y="1.367cm">
          <text:p text:style-name="P3">User</text:p>
        </draw:ellipse>
        <draw:connector draw:style-name="gr24" draw:text-style-name="P3" draw:layer="layout" draw:type="curve" svg:x1="13.278cm" svg:y1="2.359cm" svg:x2="13.272cm" svg:y2="4.149cm" draw:start-shape="id44" draw:start-glue-point="2" draw:end-shape="id30" draw:end-glue-point="0" svg:d="M13278 2359c0 1342-6 448-6 1790">
          <text:p/>
        </draw:connector>
        <draw:connector draw:style-name="gr24" draw:text-style-name="P3" draw:layer="layout" draw:type="curve" svg:x1="14.973cm" svg:y1="1.863cm" svg:x2="23.987cm" svg:y2="2.949cm" draw:start-shape="id44" draw:start-glue-point="1" draw:end-shape="id45" draw:end-glue-point="0" svg:d="M14973 1863c6010 0 9014 362 9014 1086">
          <text:p/>
        </draw:connector>
        <draw:rect draw:style-name="gr6" draw:text-style-name="P7" xml:id="id46" draw:id="id46" draw:layer="layout" svg:width="2.362cm" svg:height="1.095cm" svg:x="5.147cm" svg:y="17.851cm">
          <text:p text:style-name="P3"><text:span text:style-name="T1">tkimg.dll</text:span></text:p>
        </draw:rect>
        <draw:connector draw:style-name="gr19" draw:text-style-name="P3" draw:layer="layout" draw:type="curve" svg:x1="3.161cm" svg:y1="13.876cm" svg:x2="6.328cm" svg:y2="17.851cm" draw:start-shape="id43" draw:start-glue-point="2" draw:end-shape="id46" draw:end-glue-point="0" svg:d="M3161 13876c0 2982 3167 995 3167 3975">
          <text:p/>
        </draw:connector>
        <draw:connector draw:style-name="gr19" draw:text-style-name="P3" draw:layer="layout" draw:type="curve" svg:x1="3.161cm" svg:y1="13.876cm" svg:x2="3.6cm" svg:y2="17.85cm" draw:start-shape="id43" draw:start-glue-point="2" draw:end-shape="id47" svg:d="M3161 13876c0 2980 439 994 439 3974">
          <text:p/>
        </draw:connector>
        <draw:connector draw:style-name="gr19" draw:text-style-name="P3" draw:layer="layout" draw:type="curve" draw:line-skew="0.25cm 0.11cm" svg:x1="3.161cm" svg:y1="13.876cm" svg:x2="1.872cm" svg:y2="6.644cm" draw:start-shape="id43" draw:start-glue-point="2" draw:end-shape="id48" draw:end-glue-point="3" svg:d="M3161 13876c0 1140-956 950-1512-1143s-711-6089 223-6089">
          <text:p/>
        </draw:connector>
        <draw:rect draw:style-name="gr41" draw:text-style-name="P7" xml:id="id25" draw:id="id25" draw:layer="layout" svg:width="1.649cm" svg:height="1.373cm" svg:x="20.841cm" svg:y="15.418cm">
          <text:p text:style-name="P3"><text:span text:style-name="T1">libfits.dll </text:span></text:p>
          <text:p text:style-name="P3"><text:span text:style-name="T4"><text:s/></text:span><text:span text:style-name="T5">(ABfits)</text:span></text:p>
        </draw:rect>
        <draw:connector draw:style-name="gr36" draw:text-style-name="P3" draw:layer="layout" draw:type="curve" draw:line-skew="0cm -2.824cm" svg:x1="19.421cm" svg:y1="16.877cm" svg:x2="21.665cm" svg:y2="15.418cm" draw:start-shape="id27" draw:start-glue-point="2" draw:end-shape="id25" draw:end-glue-point="0" svg:d="M19421 16877c0 765 755 511 755-729 0-1239 1489-1495 1489-730">
          <text:p/>
        </draw:connector>
        <draw:rect draw:style-name="gr42" draw:text-style-name="P7" xml:id="id49" draw:id="id49" draw:layer="layout" svg:width="1.767cm" svg:height="1.5cm" svg:x="20.772cm" svg:y="9.349cm">
          <text:p text:style-name="P3"><text:span text:style-name="T1">libFits_tcl.</text:span></text:p>
        </draw:rect>
        <draw:connector draw:style-name="gr43" draw:text-style-name="P3" draw:layer="layout" svg:x1="21.655cm" svg:y1="10.849cm" svg:x2="21.665cm" svg:y2="15.418cm" draw:start-shape="id49" draw:start-glue-point="2" draw:end-shape="id25" draw:end-glue-point="0" svg:d="M21655 10849v2285h10v2284">
          <text:p/>
        </draw:connector>
        <draw:connector draw:style-name="gr19" draw:text-style-name="P3" draw:layer="layout" draw:type="curve" draw:line-skew="-0.162cm" svg:x1="13.272cm" svg:y1="7.349cm" svg:x2="21.655cm" svg:y2="9.349cm" draw:start-shape="id30" draw:start-glue-point="2" draw:end-shape="id49" draw:end-glue-point="0" svg:d="M13272 7349c0 1257 8383 257 8383 2000">
          <text:p/>
        </draw:connector>
        <draw:connector draw:style-name="gr36" draw:text-style-name="P3" draw:layer="layout" draw:type="curve" draw:line-skew="-1.061cm" svg:x1="14.541cm" svg:y1="10.608cm" svg:x2="21.665cm" svg:y2="15.418cm" draw:start-shape="id41" draw:start-glue-point="2" draw:end-shape="id25" draw:end-glue-point="0" svg:d="M14541 10608c0 2016 7124-389 7124 4810">
          <text:p/>
        </draw:connector>
        <draw:connector draw:style-name="gr44" draw:text-style-name="P3" draw:layer="layout" draw:type="curve" draw:line-skew="0.248cm" svg:x1="17.453cm" svg:y1="10.265cm" svg:x2="10.934cm" svg:y2="11.822cm" draw:start-shape="id50" draw:start-glue-point="6" draw:end-shape="id51" draw:end-glue-point="0" svg:d="M17453 10265c0 1540-6519 762-6519 1557">
          <text:p/>
        </draw:connector>
        <draw:connector draw:style-name="gr19" draw:text-style-name="P3" draw:layer="layout" draw:type="curve" draw:line-skew="0.04cm -0.778cm" svg:x1="13.272cm" svg:y1="7.349cm" svg:x2="4.485cm" svg:y2="6.644cm" draw:start-shape="id30" draw:start-glue-point="2" draw:end-shape="id48" draw:end-glue-point="1" svg:d="M13272 7349c0 825-4248 687-6336 305s-2015-1010-2451-1010">
          <text:p/>
        </draw:connector>
        <draw:frame draw:style-name="gr45" draw:layer="layout" svg:width="9.21cm" svg:height="0.963cm" svg:x="1cm" svg:y="1.001cm">
          <draw:text-box>
            <text:p>Architecture pour AstroBrick v1</text:p>
          </draw:text-box>
        </draw:frame>
        <draw:connector draw:style-name="gr36" draw:text-style-name="P3" draw:layer="layout" draw:type="curve" svg:x1="19.421cm" svg:y1="16.877cm" svg:x2="14.547cm" svg:y2="12.88cm" draw:start-shape="id27" draw:start-glue-point="2" draw:end-shape="id42" draw:end-glue-point="0" svg:d="M19421 16877c0 765-2419 511-2419-1998 0-2508-2455-2764-2455-1999">
          <text:p/>
        </draw:connector>
        <draw:connector draw:style-name="gr36" draw:text-style-name="P3" draw:layer="layout" draw:type="curve" svg:x1="10.622cm" svg:y1="13.521cm" svg:x2="23.761cm" svg:y2="15.419cm" draw:start-shape="id34" draw:start-glue-point="2" draw:end-shape="id40" draw:end-glue-point="0" svg:d="M10622 13521c0 1423 13139 475 13139 1898">
          <text:p/>
        </draw:connector>
        <draw:connector draw:style-name="gr46" draw:text-style-name="P3" draw:layer="layout" draw:type="curve" draw:line-skew="0.884cm" svg:x1="23.995cm" svg:y1="3.543cm" svg:x2="17.453cm" svg:y2="9.852cm" draw:end-shape="id50" draw:end-glue-point="4" svg:d="M23995 3543c0 5674-6542 2520-6542 6309">
          <text:p/>
        </draw:connector>
        <draw:custom-shape draw:style-name="gr47" draw:text-style-name="P3" xml:id="id50" draw:id="id50" draw:layer="layout" svg:width="0.358cm" svg:height="0.413cm" svg:x="17.274cm" svg:y="9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4" draw:text-style-name="P3" draw:layer="layout" draw:type="curve" draw:line-skew="-0.683cm" svg:x1="17.453cm" svg:y1="10.265cm" svg:x2="19.421cm" svg:y2="15.477cm" draw:start-shape="id50" draw:start-glue-point="6" draw:end-shape="id27" draw:end-glue-point="0" svg:d="M17453 10265c0 2884 1968 279 1968 5212">
          <text:p/>
        </draw:connector>
        <draw:connector draw:style-name="gr44" draw:text-style-name="P3" draw:layer="layout" draw:type="curve" draw:line-skew="-0.812cm" svg:x1="17.453cm" svg:y1="10.265cm" svg:x2="21.665cm" svg:y2="15.418cm" draw:start-shape="id50" draw:start-glue-point="6" draw:end-shape="id25" draw:end-glue-point="0" svg:d="M17453 10265c0 2647 4212 71 4212 5153">
          <text:p/>
        </draw:connector>
        <draw:connector draw:style-name="gr44" draw:text-style-name="P3" draw:layer="layout" draw:type="curve" draw:line-skew="-0.905cm" svg:x1="17.453cm" svg:y1="10.265cm" svg:x2="23.761cm" svg:y2="15.419cm" draw:start-shape="id50" draw:start-glue-point="6" draw:end-shape="id40" draw:end-glue-point="0" svg:d="M17453 10265c0 2508 6308-69 6308 5154">
          <text:p/>
        </draw:connector>
        <draw:connector draw:style-name="gr24" draw:text-style-name="P3" draw:layer="layout" draw:type="curve" svg:x1="11.583cm" svg:y1="1.863cm" svg:x2="3.511cm" svg:y2="2.822cm" draw:start-shape="id44" draw:start-glue-point="3" draw:end-shape="id38" draw:end-glue-point="0" svg:d="M11583 1863c-5382 0-8072 319-8072 959">
          <text:p/>
        </draw:connector>
        <draw:rect draw:style-name="gr48" draw:text-style-name="P8" xml:id="id53" draw:id="id53" draw:layer="layout" svg:width="1.686cm" svg:height="1.3cm" svg:x="24.965cm" svg:y="15.369cm">
          <draw:glue-point draw:id="4" svg:x="-2.037cm" svg:y="5cm"/>
          <text:p text:style-name="P3"><text:span text:style-name="T6">libjm.dll</text:span></text:p>
          <text:p text:style-name="P3"><text:span text:style-name="T7"><text:s/></text:span><text:span text:style-name="T8">(ABjm)</text:span><text:span text:style-name="T6"> </text:span></text:p>
        </draw:rect>
        <draw:rect draw:style-name="gr42" draw:text-style-name="P8" xml:id="id52" draw:id="id52" draw:layer="layout" svg:width="1.812cm" svg:height="1.5cm" svg:x="24.921cm" svg:y="9.415cm">
          <text:p text:style-name="P3"><text:span text:style-name="T6">libjm_tcl</text:span></text:p>
        </draw:rect>
        <draw:connector draw:style-name="gr49" draw:text-style-name="P9" draw:layer="layout" svg:x1="25.827cm" svg:y1="10.915cm" svg:x2="25.808cm" svg:y2="15.369cm" draw:start-shape="id52" draw:start-glue-point="2" draw:end-shape="id53" draw:end-glue-point="0" svg:d="M25827 10915v2227h-19v2227">
          <text:p/>
        </draw:connector>
        <draw:rect draw:style-name="gr48" draw:text-style-name="P8" xml:id="id55" draw:id="id55" draw:layer="layout" svg:width="1.686cm" svg:height="1.3cm" svg:x="26.982cm" svg:y="15.419cm">
          <draw:glue-point draw:id="4" svg:x="-2.037cm" svg:y="5cm"/>
          <text:p text:style-name="P3"><text:span text:style-name="T6">libesheldll</text:span></text:p>
          <text:p text:style-name="P3"><text:span text:style-name="T7"><text:s/></text:span><text:span text:style-name="T8">(ABeshel)</text:span><text:span text:style-name="T6"> </text:span></text:p>
        </draw:rect>
        <draw:rect draw:style-name="gr42" draw:text-style-name="P8" xml:id="id54" draw:id="id54" draw:layer="layout" svg:width="1.812cm" svg:height="1.5cm" svg:x="26.888cm" svg:y="9.391cm">
          <text:p text:style-name="P3"><text:span text:style-name="T6">libeshel_tcl</text:span></text:p>
        </draw:rect>
        <draw:connector draw:style-name="gr49" draw:text-style-name="P9" draw:layer="layout" svg:x1="27.794cm" svg:y1="10.891cm" svg:x2="27.825cm" svg:y2="15.419cm" draw:start-shape="id54" draw:start-glue-point="2" draw:end-shape="id55" draw:end-glue-point="0" svg:d="M27794 10891v2264h31v2264">
          <text:p/>
        </draw:connector>
        <draw:connector draw:style-name="gr44" draw:text-style-name="P3" draw:layer="layout" draw:type="curve" draw:line-skew="-0.834cm" svg:x1="17.511cm" svg:y1="10.258cm" svg:x2="27.825cm" svg:y2="15.419cm" draw:end-shape="id55" draw:end-glue-point="0" svg:d="M17511 10258c0 2238 10314-342 10314 5161">
          <text:p/>
        </draw:connector>
        <draw:connector draw:style-name="gr44" draw:text-style-name="P3" draw:layer="layout" draw:type="curve" draw:line-skew="-1.221cm" svg:x1="17.453cm" svg:y1="10.265cm" svg:x2="25.865cm" svg:y2="15.363cm" draw:start-shape="id50" draw:start-glue-point="6" svg:d="M17453 10265c0 2374 8412-174 8412 5098">
          <text:p/>
        </draw:connector>
        <draw:connector draw:style-name="gr50" draw:text-style-name="P3" draw:layer="layout" draw:type="curve" draw:line-skew="-0.519cm" svg:x1="13.272cm" svg:y1="7.349cm" svg:x2="25.827cm" svg:y2="9.415cm" draw:start-shape="id30" draw:start-glue-point="2" draw:end-shape="id52" draw:end-glue-point="0" svg:d="M13272 7349c0 771 12555-262 12555 2066">
          <text:p/>
        </draw:connector>
        <draw:connector draw:style-name="gr50" draw:text-style-name="P3" draw:layer="layout" draw:type="curve" draw:line-skew="-0.607cm" svg:x1="13.272cm" svg:y1="7.349cm" svg:x2="27.794cm" svg:y2="9.391cm" draw:start-shape="id30" draw:start-glue-point="2" draw:end-shape="id54" draw:end-glue-point="0" svg:d="M13272 7349c0 621 14522-400 14522 2042">
          <text:p/>
        </draw:connector>
        <draw:connector draw:style-name="gr19" draw:text-style-name="P3" draw:layer="layout" draw:type="curve" draw:line-skew="0.409cm" svg:x1="5.522cm" svg:y1="10.099cm" svg:x2="3.191cm" svg:y2="5.566cm" draw:start-shape="id56" draw:start-glue-point="3" draw:end-shape="id31" draw:end-glue-point="0" svg:d="M5522 10099c-163 0-136-2522-678-3846s-1653-1452-1653-687">
          <text:p/>
        </draw:connector>
        <draw:connector draw:style-name="gr36" draw:text-style-name="P3" draw:layer="layout" draw:type="curve" draw:line-skew="0.121cm -2.036cm" svg:x1="27.825cm" svg:y1="16.719cm" svg:x2="21.665cm" svg:y2="15.418cm" draw:start-shape="id55" draw:start-glue-point="2" draw:end-shape="id25" draw:end-glue-point="0" svg:d="M27825 16719c0 946-5157 631-5157-590s-1003-1476-1003-711">
          <text:p/>
        </draw:connector>
        <draw:connector draw:style-name="gr36" draw:text-style-name="P3" draw:layer="layout" draw:type="curve" draw:line-skew="0.105cm 3.667cm" svg:x1="3.161cm" svg:y1="13.876cm" svg:x2="14.547cm" svg:y2="12.88cm" draw:start-shape="id43" draw:start-glue-point="2" draw:end-shape="id42" draw:end-glue-point="0" svg:d="M3161 13876c0 922 9600 616 9600-445 0-1060 1786-1316 1786-551">
          <text:p/>
        </draw:connector>
        <draw:rect draw:style-name="gr27" draw:text-style-name="P7" draw:layer="layout" svg:width="4.069cm" svg:height="0.6cm" svg:x="22.311cm" svg:y="3.5cm">
          <text:p text:style-name="P3"><text:span text:style-name="T1">Programme c#</text:span></text:p>
        </draw:rect>
        <draw:rect draw:style-name="gr27" draw:text-style-name="P7" xml:id="id45" draw:id="id45" draw:layer="layout" svg:width="4.069cm" svg:height="0.6cm" svg:x="21.953cm" svg:y="2.949cm">
          <text:p text:style-name="P3"><text:span text:style-name="T1">Pyhton.exe</text:span></text:p>
        </draw:rect>
      </draw:page>
      <draw:page draw:name="page3" draw:style-name="dp1" draw:master-page-name="Standard">
        <draw:frame draw:style-name="gr51" draw:layer="layout" svg:width="2.962cm" svg:height="0.963cm" svg:x="1.001cm" svg:y="1.002cm">
          <draw:text-box>
            <text:p>Légende</text:p>
          </draw:text-box>
        </draw:frame>
        <draw:rect draw:style-name="gr52" draw:text-style-name="P7" draw:layer="layout" svg:width="2.866cm" svg:height="0.6cm" svg:x="1.976cm" svg:y="3.328cm">
          <text:p/>
        </draw:rect>
        <draw:frame draw:style-name="gr53" draw:text-style-name="P10" draw:layer="layout" svg:width="4.147cm" svg:height="0.806cm" svg:x="5.99cm" svg:y="3.195cm">
          <draw:text-box>
            <text:p><text:span text:style-name="T9">Programme TCL</text:span></text:p>
          </draw:text-box>
        </draw:frame>
        <draw:rect draw:style-name="gr54" draw:text-style-name="P7" draw:layer="layout" svg:width="2.866cm" svg:height="0.6cm" svg:x="1.976cm" svg:y="5.325cm">
          <text:p/>
        </draw:rect>
        <draw:frame draw:style-name="gr55" draw:text-style-name="P10" draw:layer="layout" svg:width="5.756cm" svg:height="0.806cm" svg:x="5.99cm" svg:y="5.192cm">
          <draw:text-box>
            <text:p><text:span text:style-name="T9">Programme TCL et C++</text:span></text:p>
          </draw:text-box>
        </draw:frame>
        <draw:rect draw:style-name="gr56" draw:text-style-name="P7" draw:layer="layout" svg:width="2.866cm" svg:height="0.6cm" svg:x="2.001cm" svg:y="4.401cm">
          <text:p/>
        </draw:rect>
        <draw:frame draw:style-name="gr57" draw:text-style-name="P10" draw:layer="layout" svg:width="4.155cm" svg:height="0.806cm" svg:x="6.015cm" svg:y="4.268cm">
          <draw:text-box>
            <text:p><text:span text:style-name="T9">Programme C++</text:span></text:p>
          </draw:text-box>
        </draw:frame>
        <draw:connector draw:style-name="gr19" draw:text-style-name="P3" draw:layer="layout" draw:type="curve" svg:x1="2.071cm" svg:y1="7.538cm" svg:x2="5.042cm" svg:y2="7.538cm" svg:d="M2071 7538h2971">
          <text:p/>
        </draw:connector>
        <draw:frame draw:style-name="gr58" draw:text-style-name="P10" draw:layer="layout" svg:width="6.043cm" svg:height="0.806cm" svg:x="6.017cm" svg:y="7.139cm">
          <draw:text-box>
            <text:p><text:span text:style-name="T9">Appel d'une fonction TCL</text:span></text:p>
          </draw:text-box>
        </draw:frame>
        <draw:connector draw:style-name="gr18" draw:text-style-name="P3" draw:layer="layout" draw:type="curve" svg:x1="2.096cm" svg:y1="8.636cm" svg:x2="5.067cm" svg:y2="8.636cm" svg:d="M2096 8636h2971">
          <text:p/>
        </draw:connector>
        <draw:frame draw:style-name="gr59" draw:text-style-name="P10" draw:layer="layout" svg:width="6.052cm" svg:height="0.806cm" svg:x="6.042cm" svg:y="8.237cm">
          <draw:text-box>
            <text:p><text:span text:style-name="T9">Appel d'une fonction C++</text:span></text:p>
          </draw:text-box>
        </draw:frame>
        <draw:connector draw:style-name="gr36" draw:text-style-name="P3" draw:layer="layout" draw:type="curve" svg:x1="2.021cm" svg:y1="9.634cm" svg:x2="4.992cm" svg:y2="9.634cm" svg:d="M2021 9634h2971">
          <text:p/>
        </draw:connector>
        <draw:frame draw:style-name="gr60" draw:text-style-name="P10" draw:layer="layout" svg:width="13.816cm" svg:height="0.806cm" svg:x="5.967cm" svg:y="9.235cm">
          <draw:text-box>
            <text:p><text:span text:style-name="T9">Appel d'une fonction C++ <text:s/>d'une AstroBrick (API universelle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ant_20_Orange_20_bleu" draw:display-name="Gradiant Orange bleu" draw:style="linear" draw:start-color="#ffcc00" draw:end-color="#cfe7f5" draw:start-intensity="100%" draw:end-intensity="100%" draw:angle="0" draw:border="0%"/>
    <draw:gradient draw:name="Gradient_20_7" draw:display-name="Gradient 7" draw:style="linear" draw:start-color="#ffcc00" draw:end-color="#cfe7f5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9" draw:fill-hatch-name="Hatch_20_1" draw:fill-image-name="Bitmape_20_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1T11:14:58.05</meta:creation-date>
    <dc:date>2015-02-01T16:55:08.71</dc:date>
    <meta:editing-duration>PT4H36M13S</meta:editing-duration>
    <meta:editing-cycles>12</meta:editing-cycles>
    <meta:generator>OpenOffice/4.1.1$Win32 OpenOffice.org_project/411m6$Build-9775</meta:generator>
    <meta:document-statistic meta:object-count="177"/>
  </office:meta>
</office:document-meta>
</file>